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5.9808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4.5pt" style:use-optimal-row-height="false" fo:break-before="auto"/>
    </style:style>
    <style:style style:name="ro4" style:family="table-row">
      <style:table-row-properties style:row-height="32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9pt" style:use-optimal-row-height="false" fo:break-before="auto"/>
    </style:style>
    <style:style style:name="ro7" style:family="table-row">
      <style:table-row-properties style:row-height="62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atus="enable" table:steps="20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10">
            <text:p>Rúbrica de Sistemes Operatius 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3" table:number-rows-spanned="1" table:style-name="ce11">
            <text:p>El nom d'aquest fitxer ha de ser<text:s/><text:span text:style-name="T2">rubrica_grupXX_grupYY.ods</text:span><text:s/>on<text:s/><text:span text:style-name="T3">grupXX</text:span><text:s/>és el grup avaluat i<text:s/><text:span text:style-name="T3">grupYY</text:span><text:s/>és el grup que fa l'avaluació (el vostre)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2">
            <text:p>Elements d'avaluació.</text:p>
          </table:table-cell>
          <table:table-cell office:value-type="string" table:style-name="ce2">
            <text:p>Qualificació</text:p>
          </table:table-cell>
          <table:table-cell office:value-type="string" table:style-name="ce3">
            <text:p>Justifiqueu breument la qualificació posada (una frase)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1) El codi presentat intenta resoldre el problema plantejat (no fa falta que funcioni). Contesteu amb un 1 (SI) o 0 (NO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n cas que no resolgui el problema plantejat, comenteu per què no.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2) El codi només utilitza les crides permeses a l'exercici. Contesteu 1 (SI), 0 (NO), o 0,5 (ALGUNA QUE NO TOCA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n cas que no utilitzi comandes permeses, quines comandes no estan permeses?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3) El codi presentat és interessant: 1 (SI), 0 (NO) o 0,5 (SI FA NO FA ES SIMILAR AL NOSTRE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er què es interessant? Per què no?<text:s/><text:span text:style-name="T4">És interessant ja que és bastant diferent al que vam entregar nosaltres i planteja la forma de solucionar el problema seguint altres tàctiques.</text:span></text:p>
          </table:table-cell>
          <table:table-cell table:number-columns-repeated="16381"/>
        </table:table-row>
        <table:table-row table:style-name="ro8">
          <table:table-cell office:value-type="string" table:style-name="ce4">
            <text:p>4) El codi funciona correctament amb les dades proporcionades. 1 (SI) o 0 (NO)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Algunes sortides si que són correctes, però hi ha d'altres que no donen exactament el mateix que a l'enunciat (e.g. '<text:span text:style-name="T5">directori: gutenberg nfiles: 13</text:span>' els hi dona 2727)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5) El codi està ben estructurat i no fa operacions innecessàries (valor numèric de 0 a 1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n cas que no estigui ben estructurat, poseu-hi els vostres comentaris.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Qualificació</text:p>
          </table:table-cell>
          <table:table-cell office:value-type="float" office:value="4" table:formula="of:=SUM([.B6:.B10])" table:style-name="ce8">
            <text:p>4</text:p>
          </table:table-cell>
          <table:table-cell table:number-columns-repeated="16382" table:style-name="ce1"/>
        </table:table-row>
        <table:table-row table:number-rows-repeated="5" table:style-name="ro2">
          <table:table-cell table:style-name="ce9"/>
          <table:table-cell table:number-columns-repeated="16383" table:style-name="ce1"/>
        </table:table-row>
        <table:table-row table:number-rows-repeated="7" table:style-name="ro2">
          <table:table-cell table:style-name="ce9"/>
          <table:table-cell table:number-columns-repeated="16383"/>
        </table:table-row>
        <table:table-row table:number-rows-repeated="104855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5</meta:generator>
    <dc:creator>Microsoft Office User</dc:creator>
    <meta:creation-date>2019-01-17T12:33:35Z</meta:creation-date>
    <dc:date>2022-03-11T10:14:55Z</dc:date>
    <meta:print-date>2021-02-17T12:03:55Z</meta:print-date>
    <meta:editing-cycles>25</meta:editing-cycles>
    <meta:editing-duration>PT2610S</meta:editing-duration>
    <meta:user-defined meta:name="WorkbookGuid">47ccf5a9-bd2b-4ee3-859d-9fe375e56254</meta:user-defined>
  </office:meta>
</office:document-meta>
</file>